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6.9807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5.672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1.6083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6.11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65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ro4" style:family="table-row">
      <style:table-row-properties style:row-height="0.6835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5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able-cell-properties fo:background-color="transparent"/>
      <style:text-properties fo:color="#c9211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Тип задачи</text:p>
          </table:table-cell>
          <table:table-cell/>
          <table:table-cell table:style-name="Default" office:value-type="string" calcext:value-type="string">
            <text:p>Наличие Python</text:p>
          </table:table-cell>
          <table:table-cell table:style-name="ce4" office:value-type="string" calcext:value-type="string">
            <text:p>Скорость решения мин</text:p>
          </table:table-cell>
          <table:table-cell table:formula="of:= 235 - [.F2]" office:value-type="float" office:value="13" calcext:value-type="float">
            <text:p>13</text:p>
          </table:table-cell>
          <table:table-cell office:value-type="string" calcext:value-type="string">
            <text:p>Фактическая скорость</text:p>
          </table:table-cell>
          <table:table-cell table:formula="of:=235 - [.H2]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нализ информационных моделей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ет</text:p>
          </table:table-cell>
          <table:table-cell office:value-type="float" office:value="6" calcext:value-type="float">
            <text:p>6</text:p>
          </table:table-cell>
          <table:table-cell table:formula="of:=SUM([.E2:.E28])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formula="of:=SUM([.G2:.G28])" office:value-type="float" office:value="215" calcext:value-type="float">
            <text:p>215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остроение таблиц истинности логических выражен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роки с пропущенными значениями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оиск информации в реляционных базах данны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ет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одирование и декодирование информац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Анализ и построение алгоритмов для исполнителей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Посимвольное двоичное преобразование</text:p>
            <text:p>Посимвольное десятичное преобразование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Определение результатов работы простейших алгоритмов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не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Кодирование и декодирование информации. Передача информации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Перебор слов и системы счисления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нет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Работа с таблицами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не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Поиск символов в текстовом редакторе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Вычисление количества информации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нет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Выполнение алгоритмов для исполнителей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Исполнитель редактор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Организация компьютерных сетей. Адресация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Кодирование чисел. Системы счисления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Операции в разных СС с двумя переменными</text:p>
            <text:p>Операции в разных СС с одной переменной</text:p>
            <text:p>Операции в одной СС </text:p>
            <text:p>Прямое сложение в СС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5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Преобразование логических выражений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Побитовая конъюнкция </text:p>
            <text:p>Числовые отрезки  </text:p>
            <text:p>Разное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6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Рекурсивные алгоритмы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Рекурсивные функции с возвращаемыми значениями </text:p>
            <text:p>Алгоритмы, опирающиеся на несколько предыдущих значений  </text:p>
            <text:p>Алгоритмы, опирающиеся на одно предыдущее значение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Обработки числовой последовательности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да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Робот-сборщик монет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не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637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Выигрышная стратегия. Задание 1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одна куча</text:p>
            <text:p>две кучи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Выигрышная стратегия. Задание 2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одна куча</text:p>
            <text:p>две кучи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Выигрышная стратегия. Задание 3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одна куча</text:p>
            <text:p>две кучи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ногопроцессорные системы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не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4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Оператор присваивания и ветвления. Перебор вариантов, построение дерева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Количество программ с обязательным этапом </text:p>
            <text:p>Количество программ с избегаемым этапом </text:p>
            <text:p>Количество программ с обязательным и избегаемым этапами  </text:p>
            <text:p>Поиск количества программ по заданному числу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Обработка символьных строк</text:p>
          </table:table-cell>
          <table:table-cell table:style-name="ce3" office:value-type="float" office:value="23" calcext:value-type="float">
            <text:p>23</text:p>
          </table:table-cell>
          <table:table-cell table:style-name="Default" office:value-type="string" calcext:value-type="string">
            <text:p>да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Обработка целочисленной информации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office:value-type="string" calcext:value-type="string">
            <text:p>да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Обработка целочисленной информации</text:p>
          </table:table-cell>
          <table:table-cell table:style-name="ce3" office:value-type="float" office:value="25" calcext:value-type="float">
            <text:p>25</text:p>
          </table:table-cell>
          <table:table-cell table:style-name="Default" office:value-type="string" calcext:value-type="string">
            <text:p>да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Программирование</text:p>
          </table:table-cell>
          <table:table-cell table:style-name="ce3" office:value-type="float" office:value="26" calcext:value-type="float">
            <text:p>26</text:p>
          </table:table-cell>
          <table:table-cell table:style-name="Default" office:value-type="string" calcext:value-type="string">
            <text:p>да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</table:table>
      <table:table table:name="Sheet2" table:style-name="ta1">
        <table:table-column table:style-name="co10" table:default-cell-style-name="Default"/>
        <table:table-column table:style-name="co10" table:default-cell-style-name="ce9"/>
        <table:table-column table:style-name="co10" table:number-columns-repeated="3" table:default-cell-style-name="Default"/>
        <table:table-row table:style-name="ro7">
          <table:table-cell/>
          <table:table-cell table:style-name="Default"/>
          <table:table-cell table:number-columns-repeated="2"/>
          <table:table-cell office:value-type="string" calcext:value-type="string">
            <text:p>Время мин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WZYX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3570" calcext:value-type="float">
            <text:p>35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" office:value-type="float" office:value="166" calcext:value-type="float">
            <text:p>16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1" office:value-type="float" office:value="3840" calcext:value-type="float">
            <text:p>3840</text:p>
          </table:table-cell>
          <table:table-cell table:number-columns-repeated="3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469034148" calcext:value-type="float">
            <text:p>46903414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4090506" calcext:value-type="float">
            <text:p>409050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959" calcext:value-type="float">
            <text:p>959</text:p>
          </table:table-cell>
          <table:table-cell table:style-name="ce9" office:value-type="float" office:value="97471" calcext:value-type="float">
            <text:p>97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142157664 70236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1021575544 504731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121571264 554136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221577104 603546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321572824 652951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421578664 702361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521574384 751766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621570104 801171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721575944 850581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821571664 899986</text:p>
          </table:table-cell>
          <table:table-cell table:style-name="ce9"/>
          <table:table-cell table:number-columns-repeated="2"/>
        </table:table-row>
        <table:table-row table:style-name="ro7">
          <table:table-cell/>
          <table:table-cell office:value-type="string" calcext:value-type="string">
            <text:p>1921577504 949396</text:p>
          </table:table-cell>
          <table:table-cell table:style-name="ce9"/>
          <table:table-cell table:number-columns-repeated="2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3"/>
        </table:table-row>
        <table:table-row table:style-name="ro7">
          <table:table-cell office:value-type="float" office:value="27" calcext:value-type="float">
            <text:p>27</text:p>
          </table:table-cell>
          <table:table-cell table:style-name="ce12" office:value-type="float" office:value="189536" calcext:value-type="float">
            <text:p>189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7">
          <table:table-cell/>
          <table:table-cell table:style-name="Default"/>
          <table:table-cell/>
          <table:table-cell table:formula="of:=SUM([.D1:.D38])"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11:27:53.262973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3:13:24.365436584</meta:creation-date>
    <dc:date>2024-02-24T16:52:19.673033746</dc:date>
    <meta:editing-duration>PT7H10M6S</meta:editing-duration>
    <meta:editing-cycles>15</meta:editing-cycles>
    <meta:generator>LibreOffice/24.2.0.3$Linux_X86_64 LibreOffice_project/a9077e3fef0a06cb428c7a740a03f33bf70ac6ee</meta:generator>
    <meta:document-statistic meta:table-count="2" meta:cell-count="258" meta:object-count="0"/>
  </office:meta>
</office:document-meta>
</file>